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line-height-at-least="0.609cm" fo:text-align="center" style:justify-single-word="false"/>
      <style:text-properties fo:text-transform="uppercase" fo:color="#ee8523" fo:font-size="9pt" fo:font-weight="bold"/>
    </style:style>
    <style:style style:name="P2" style:family="paragraph" style:parent-style-name="Text_20_body">
      <style:paragraph-properties style:line-height-at-least="0.609cm" fo:text-align="center" style:justify-single-word="false"/>
      <style:text-properties fo:text-transform="uppercase" fo:color="#ffffff" fo:font-size="9pt" fo:font-weight="bold"/>
    </style:style>
    <style:style style:name="P3" style:family="paragraph" style:parent-style-name="Text_20_body">
      <style:paragraph-properties fo:margin-left="0cm" fo:margin-right="0cm" fo:orphans="2" fo:widows="2" fo:text-indent="0cm" style:auto-text-indent="false"/>
      <style:text-properties officeooo:paragraph-rsid="00006f94"/>
    </style:style>
    <style:style style:name="P4" style:family="paragraph" style:parent-style-name="Text_20_body">
      <style:paragraph-properties fo:margin-left="0cm" fo:margin-right="0cm" fo:orphans="2" fo:widows="2" fo:text-indent="0cm" style:auto-text-indent="false"/>
      <style:text-properties fo:font-variant="normal" fo:text-transform="none" fo:color="#343a40" style:font-name="Open Sans" fo:font-size="10.5pt" fo:letter-spacing="normal" fo:font-style="normal" fo:font-weight="normal" officeooo:paragraph-rsid="00034b58"/>
    </style:style>
    <style:style style:name="P5" style:family="paragraph" style:parent-style-name="Text_20_body">
      <style:paragraph-properties fo:margin-left="0cm" fo:margin-right="0cm" fo:margin-top="0cm" fo:margin-bottom="0.529cm" loext:contextual-spacing="false" fo:orphans="2" fo:widows="2" fo:text-indent="0cm" style:auto-text-indent="false"/>
    </style:style>
    <style:style style:name="P6" style:family="paragraph" style:parent-style-name="Standard">
      <style:paragraph-properties fo:margin-left="0cm" fo:margin-right="0cm" fo:orphans="2" fo:widows="2" fo:text-indent="0cm" style:auto-text-indent="false"/>
    </style:style>
    <style:style style:name="P7" style:family="paragraph" style:parent-style-name="Standard">
      <style:paragraph-properties fo:margin-left="0cm" fo:margin-right="0cm" fo:orphans="2" fo:widows="2" fo:text-indent="0cm" style:auto-text-indent="false"/>
      <style:text-properties officeooo:paragraph-rsid="00006f94"/>
    </style:style>
    <style:style style:name="P8" style:family="paragraph" style:parent-style-name="Standard">
      <style:paragraph-properties fo:margin-left="0cm" fo:margin-right="0cm" fo:orphans="2" fo:widows="2" fo:text-indent="0cm" style:auto-text-indent="false"/>
      <style:text-properties officeooo:paragraph-rsid="00023ded"/>
    </style:style>
    <style:style style:name="P9" style:family="paragraph" style:parent-style-name="Standard">
      <style:paragraph-properties fo:margin-left="0cm" fo:margin-right="0cm" fo:orphans="2" fo:widows="2" fo:text-indent="0cm" style:auto-text-indent="false"/>
      <style:text-properties officeooo:paragraph-rsid="00034b58"/>
    </style:style>
    <style:style style:name="P10" style:family="paragraph" style:parent-style-name="Standard">
      <style:paragraph-properties fo:margin-left="0cm" fo:margin-right="0cm" fo:orphans="2" fo:widows="2" fo:text-indent="0cm" style:auto-text-indent="false"/>
      <style:text-properties fo:font-variant="normal" fo:text-transform="none" fo:color="#343a40" style:font-name="Open Sans" fo:font-size="10.5pt" fo:letter-spacing="normal" fo:font-style="normal" fo:font-weight="normal" loext:padding="0cm" loext:border="none"/>
    </style:style>
    <style:style style:name="P11" style:family="paragraph" style:parent-style-name="Standard">
      <style:paragraph-properties fo:margin-left="0cm" fo:margin-right="0cm" fo:orphans="2" fo:widows="2" fo:text-indent="0cm" style:auto-text-indent="false"/>
      <style:text-properties officeooo:rsid="00006f94" officeooo:paragraph-rsid="00006f94"/>
    </style:style>
    <style:style style:name="P12" style:family="paragraph" style:parent-style-name="Standard">
      <style:paragraph-properties fo:margin-left="0cm" fo:margin-right="0cm" fo:orphans="2" fo:widows="2" fo:text-indent="0cm" style:auto-text-indent="false" fo:break-before="page"/>
    </style:style>
    <style:style style:name="P13" style:family="paragraph" style:parent-style-name="Standard">
      <style:paragraph-properties fo:margin-left="0cm" fo:margin-right="0cm" fo:orphans="2" fo:widows="2" fo:text-indent="0cm" style:auto-text-indent="false" fo:break-before="page"/>
      <style:text-properties officeooo:rsid="00006f94" officeooo:paragraph-rsid="00006f94"/>
    </style:style>
    <style:style style:name="T1" style:family="text">
      <style:text-properties fo:font-variant="normal" fo:text-transform="none" fo:color="#343a40" style:font-name="Open Sans" fo:font-size="10.5pt" fo:letter-spacing="normal" fo:font-style="normal" fo:font-weight="normal"/>
    </style:style>
    <style:style style:name="T2" style:family="text">
      <style:text-properties fo:font-variant="normal" fo:text-transform="none" fo:color="#343a40" style:font-name="Open Sans" fo:font-size="10.5pt" fo:letter-spacing="normal" fo:font-style="normal" fo:font-weight="normal" officeooo:rsid="00006f94"/>
    </style:style>
    <style:style style:name="T3" style:family="text">
      <style:text-properties fo:font-variant="normal" fo:text-transform="none" fo:color="#343a40" style:font-name="Open Sans" fo:font-size="10.5pt" fo:letter-spacing="normal" fo:font-style="normal" fo:font-weight="normal" loext:padding="0cm" loext:border="none"/>
    </style:style>
    <style:style style:name="T4" style:family="text">
      <style:text-properties fo:font-variant="normal" fo:text-transform="none" fo:color="#343a40" style:font-name="Open Sans" fo:font-size="10.5pt" fo:letter-spacing="normal" fo:font-style="normal" fo:font-weight="normal" officeooo:rsid="00023ded"/>
    </style:style>
    <style:style style:name="T5" style:family="text">
      <style:text-properties fo:font-variant="normal" fo:text-transform="none" fo:color="#343a40" style:font-name="Open Sans" fo:font-size="10.5pt" fo:letter-spacing="normal" fo:font-style="normal" fo:font-weight="normal" officeooo:rsid="00034b58"/>
    </style:style>
    <style:style style:name="T6" style:family="text">
      <style:text-properties fo:font-variant="normal" fo:text-transform="none" fo:color="#343a40" style:font-name="Open Sans" fo:font-size="10.5pt" fo:letter-spacing="normal" fo:font-style="normal" fo:font-weight="bold"/>
    </style:style>
    <style:style style:name="T7" style:family="text">
      <style:text-properties fo:font-variant="normal" fo:text-transform="none" fo:color="#343a40" style:font-name="Open Sans" fo:font-size="10.5pt" fo:letter-spacing="normal" fo:font-style="italic" fo:font-weight="normal" loext:padding="0cm" loext:border="none"/>
    </style:style>
    <style:style style:name="T8" style:family="text">
      <style:text-properties fo:font-variant="normal" fo:text-transform="none" fo:color="#343a40" fo:letter-spacing="normal"/>
    </style:style>
    <style:style style:name="T9" style:family="text">
      <style:text-properties fo:font-variant="normal" fo:text-transform="none" style:font-name="Open Sans" fo:font-size="10.5pt" fo:letter-spacing="normal" fo:font-style="normal" style:text-underline-style="solid" style:text-underline-width="auto" style:text-underline-color="font-color" fo:font-weight="normal"/>
    </style:style>
    <style:style style:name="T10" style:family="text">
      <style:text-properties fo:font-variant="normal" fo:text-transform="none" style:font-name="Open Sans" fo:font-size="10.5pt" fo:letter-spacing="normal" fo:font-style="normal" fo:font-weight="normal"/>
    </style:style>
    <style:style style:name="T11" style:family="text">
      <style:text-properties fo:font-variant="normal" fo:text-transform="none" style:font-name="Open Sans" fo:font-size="10.5pt" fo:letter-spacing="normal" fo:font-style="normal" fo:font-weight="normal" officeooo:rsid="00006f94"/>
    </style:style>
    <style:style style:name="T12" style:family="text">
      <style:text-properties fo:font-variant="normal" fo:text-transform="none" style:font-name="Open Sans" fo:font-size="10.5pt" fo:letter-spacing="normal" fo:font-style="normal" fo:font-weight="bold"/>
    </style:style>
    <style:style style:name="T13" style:family="text">
      <style:text-properties fo:font-variant="normal" fo:text-transform="none" fo:color="#ff0000" style:font-name="Open Sans" fo:font-size="10.5pt" fo:letter-spacing="normal" fo:font-style="normal" style:text-underline-style="solid" style:text-underline-width="auto" style:text-underline-color="font-color" fo:font-weight="normal"/>
    </style:style>
    <style:style style:name="T14" style:family="text">
      <style:text-properties fo:font-variant="normal" fo:text-transform="none" fo:color="#ff0000" style:font-name="Open Sans" fo:font-size="10.5pt" fo:letter-spacing="normal" fo:font-style="normal" fo:font-weight="bold"/>
    </style:style>
    <style:style style:name="T15" style:family="text">
      <style:text-properties fo:font-variant="normal" fo:text-transform="none" fo:color="#ff0000" style:font-name="Open Sans" fo:font-size="10.5pt" fo:letter-spacing="normal" fo:font-style="normal" fo:font-weight="normal"/>
    </style:style>
    <style:style style:name="T16" style:family="text">
      <style:text-properties fo:font-variant="normal" fo:text-transform="none" fo:color="#0000ff" style:font-name="Open Sans" fo:font-size="10.5pt" fo:letter-spacing="normal" fo:font-style="normal" fo:font-weight="normal"/>
    </style:style>
    <style:style style:name="T17" style:family="text">
      <style:text-properties officeooo:rsid="00006f94"/>
    </style:style>
    <style:style style:name="T18" style:family="text">
      <style:text-properties fo:font-style="italic"/>
    </style:style>
    <style:style style:name="T19" style:family="text">
      <style:text-properties officeooo:rsid="00023ded"/>
    </style:style>
    <style:style style:name="T20" style:family="text">
      <style:text-properties officeooo:rsid="00034b58"/>
    </style:style>
    <style:style style:name="fr1" style:family="graphic" style:parent-style-name="Frame">
      <style:graphic-properties fo:margin-left="0cm" fo:margin-right="0.397cm" fo:margin-top="0cm" fo:margin-bottom="0cm" style:wrap="right" style:number-wrapped-paragraphs="no-limit" style:vertical-pos="top" style:vertical-rel="paragraph-content" style:horizontal-pos="left" style:horizontal-rel="paragraph" fo:padding="0cm" fo:border="0.06pt solid #ee85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O </text:span><text:span text:style-name="T9">Product Owner</text:span><text:span text:style-name="T8"> </text:span><text:span text:style-name="T1">é responsável pelo Backlog do Produto, incluindo seu conteúdo, disponibilidade e ordenação. </text:span> </text:p>
      <text:p text:style-name="P6"><text:span text:style-name="T1">aqueles que quiserem uma alteração nas prioridades dos itens de Backlog devem convencer o Product Owner. </text:span> </text:p>
      <text:p text:style-name="P6"><text:span text:style-name="T2">O </text:span><text:span text:style-name="T1">Scrum não reconhece títulos para os integrantes do Time de Desenvolvimento que não seja o Desenvolvedor, independentemente do trabalho que está sendo realizado pela pessoa e não há exceções para esta regra.</text:span> </text:p>
      <text:p text:style-name="P6"><text:span text:style-name="T13">O Time de Desenvolvimento</text:span><text:span text:style-name="T8"> </text:span><text:span text:style-name="T1">consiste de profissionais que realizam o trabalho de entregar uma versão usável que potencialmente incrementa o produto “Pronto” ao final de cada Sprint. Somente integrantes do Time de Desenvolvimento criam incrementos. </text:span> </text:p>
      <text:p text:style-name="P3"><text:span text:style-name="T1">O </text:span><text:span text:style-name="Strong_20_Emphasis"><text:span text:style-name="T6">Scrum Team</text:span></text:span><text:span text:style-name="T1"> é composto por: </text:span><text:span text:style-name="T16">Product Owner (PO), Scrum Master (SM),DevelopmentTeam (DT).<text:line-break/></text:span><text:span text:style-name="Strong_20_Emphasis"><text:span text:style-name="T14">ST = PO+SM+DT</text:span></text:span></text:p>
      <text:p text:style-name="P3"><text:span text:style-name="T1">O </text:span><text:span text:style-name="T13">Backlog da Sprint</text:span><text:span text:style-name="T8"> </text:span><text:span text:style-name="T1">é um conjunto de itens do Backlog do Produto selecionados para a Sprint, juntamente com o plano para entregar o incremento do produto e atingir o objetivo da Sprint. </text:span> </text:p>
      <text:p text:style-name="P6"><text:span text:style-name="T1">O </text:span><text:span text:style-name="Strong_20_Emphasis"><text:span text:style-name="T14">Backlog da Sprint</text:span></text:span><text:span text:style-name="T8"> </text:span><text:span text:style-name="T1">é a previsão do </text:span><text:span text:style-name="Strong_20_Emphasis"><text:span text:style-name="T12">Time de Desenvolvimento</text:span></text:span><text:span text:style-name="T8"> </text:span><text:span text:style-name="T1">sobre qual funcionalidade estará no próximo incremento. </text:span> </text:p>
      <text:p text:style-name="P6"/>
      <text:p text:style-name="P8"><text:span text:style-name="T19">SPRINT: </text:span><text:span text:style-name="T15">Incremento pronto, um time-boxed de um mês ou menos durante o qual um “Pronto”, versão incremental potencialmente utilizável do produto, é criado.</text:span> </text:p>
      <text:p text:style-name="P12"><text:span text:style-name="T1">tecnicas-para-levantamento-de-requisitos/</text:span> </text:p>
      <text:p text:style-name="P6"/>
      <text:p text:style-name="P6"><text:span text:style-name="T1">Na técnica de Elicitação de Requisitos:</text:span></text:p>
      <text:p text:style-name="P7"><text:span text:style-name="T3">por </text:span><text:span text:style-name="T1">ETNOGRAFIA</text:span> <text:span text:style-name="T3">, o analista se insere no ambiente de trabalho em que o sistema será utilizado. O trabalho diário é observado e são anotadas as tarefas reais em que o sistema será utilizado.</text:span></text:p>
      <text:p text:style-name="P6"><draw:frame draw:style-name="fr1" draw:name="Quadro1" text:anchor-type="paragraph" svg:width="0.661cm" draw:z-index="0"><draw:text-box fo:min-height="0.661cm"><text:p text:style-name="P1">B</text:p></draw:text-box></draw:frame><text:span text:style-name="T3">WORKSHOP</text:span><text:span text:style-name="T7"> </text:span><text:span text:style-name="T3">, há um facilitador neutro cujo papel é conduzir o </text:span><text:span text:style-name="T7">brainstorm</text:span><text:span text:style-name="T3"> e promover a discussão entre os vários mediadores. As tomadas de decisão são baseadas em processos bem definidos com o objetivo de obter um processo de negociação mediado pelo facilitador.</text:span><text:span text:style-name="T8"> </text:span><text:span text:style-name="T1">(brainstorming é uma técnica que pode ser utilizada em workshops)</text:span> </text:p>
      <text:p text:style-name="P7"><draw:frame draw:style-name="fr1" draw:name="Quadro2" text:anchor-type="paragraph" svg:width="0.661cm" draw:z-index="1"><draw:text-box fo:min-height="0.661cm"><text:p text:style-name="P1">C</text:p></draw:text-box></draw:frame><text:span text:style-name="T3">por </text:span><text:span text:style-name="T1">PROTOTIPAGEM</text:span> <text:span text:style-name="T3">, o objetivo é explorar aspectos críticos dos requisitos do produto a ser desenvolvido, implementando de forma rápida um pequeno subconjunto de funcionalidades deste produto.</text:span></text:p>
      <text:p text:style-name="P10"><draw:frame draw:style-name="fr1" draw:name="Quadro3" text:anchor-type="paragraph" svg:width="0.661cm" draw:z-index="2"><draw:text-box fo:min-height="0.661cm"><text:p text:style-name="P1">D</text:p></draw:text-box></draw:frame>QUESTIONÁRIOS<text:span text:style-name="T18"> </text:span>, é indicado o uso de formulários quando há diversos grupos de usuários que podem estar em diferentes locais do país. Devem ser realizadas pesquisas específicas de acompanhamento apenas com usuários selecionados, e, dentre eles, aqueles cuja contribuição em potencial pareça mais importante.</text:p>
      <text:p text:style-name="P10"><draw:frame draw:style-name="fr1" draw:name="Quadro4" text:anchor-type="paragraph" svg:width="0.661cm" draw:z-index="3"><draw:text-box fo:min-height="0.661cm"><text:p text:style-name="P2">E</text:p></draw:text-box></draw:frame>por entrevistas, um modo adequado para agir seria, por exemplo, dizer: “O Sr. José vê a solução para o projeto dessa forma. E a senhora, Maria, qual é a sua opinião?” O analista deve evitar colocar a credibilidade do entrevistado em cheque e ter em mente que ele é o perito no assunto e fornecerá as informações necessárias ao sistema.</text:p>
      <text:p text:style-name="P6"/>
      <text:p text:style-name="P13">XP</text:p>
      <text:p text:style-name="P11"/>
      <text:p text:style-name="P8"><text:span text:style-name="T2">BDD (Behavior-Driven Development), na qual </text:span><text:span text:style-name="T11">os testes são escritos ANTES da funcionalidade</text:span><text:span text:style-name="T2">. Esta técnica é muito simples mesmo quando há dependências entre classes da aplicação.</text:span><text:span text:style-name="T17"> </text:span><text:span text:style-name="T1">BDD (Desenvolvimento Guiado por Comportamento) surgiu contra o  TDD (Desenvolvimento Orientado a Testes) que encoraja colaboração entre</text:span><text:span text:style-name="T4"> desen</text:span><text:span text:style-name="T1">volvedores, setores de qualidade e pessoas não-técnicas.  BDD é uma evolução do TDD, os testes são escritos antes do código </text:span><text:line-break/></text:p>
      <text:p text:style-name="P11"/>
      <text:p text:style-name="P11"><text:span text:style-name="T1">a prática da </text:span><text:span text:style-name="Strong_20_Emphasis"><text:span text:style-name="T6">Integração contínua</text:span></text:span><text:span text:style-name="T1"> , que consiste em integrar o trabalho diversas vezes ao dia, assegurando que a base de código permaneça consistente ao final de cada integração.</text:span> </text:p>
      <text:p text:style-name="P11"/>
      <text:p text:style-name="P11"><text:span text:style-name="Strong_20_Emphasis"><text:span text:style-name="T6">Refatoração</text:span></text:span><text:span text:style-name="T1"> , que significa melhorar o código sem alterar sua funcionalidade. Se após a integração o código continuar funcionando como anteriormente, as novas mudanças são incluídas, o que possibilita manter um bom projeto, apesar das mudanças frequentes.</text:span> </text:p>
      <text:p text:style-name="P11"/>
      <text:p text:style-name="P11"><text:span text:style-name="T1">Propriedade coletiva, que indica que todos são igualmente responsáveis por todas as partes. Os pares se revezam, as pessoas se revezam na formação dos pares e todos têm acesso e autorização para editar qualquer parte do código da aplicação, a qualquer momento</text:span> </text:p>
      <text:p text:style-name="P11"/>
      <text:p text:style-name="P11"/>
      <text:p text:style-name="P11"><text:span text:style-name="T1">Práticas adotadas pelo XP:</text:span><text:line-break/><text:line-break/><text:span text:style-name="T8"> </text:span><text:span text:style-name="T1">- Propriedade coletiva de código.</text:span><text:line-break/><text:line-break/><text:span text:style-name="T8"> </text:span><text:span text:style-name="T1">- Testes antes da escrito do  código.</text:span><text:line-break/><text:line-break/><text:span text:style-name="T8"> </text:span><text:span text:style-name="T1">- Requisitos expressos como cenários/histórias de usuário.</text:span><text:line-break/><text:line-break/><text:span text:style-name="T8"> </text:span><text:span text:style-name="T1">- Refatoração.</text:span><text:line-break/><text:line-break/><text:span text:style-name="T8"> </text:span><text:span text:style-name="T1">- Programação em pares.</text:span> </text:p>
      <text:p text:style-name="P11"/>
      <text:p text:style-name="P11"/>
      <text:p text:style-name="P11"/>
      <text:p text:style-name="P11"/>
      <text:p text:style-name="P11"><text:span text:style-name="T1">Uma vez que o SCRUM não estabelece a programação em pares nem o desenvolvimento teste-primeiro (test-first), o XP pode ser usado em conjunto com o SCRUM em um projeto com a abordagem ágil. O XP pode atuar bem em conjunto com o Scrum, pois quando o Scrum atuar com foco no gerenciamento do projeto, o XP pode atuar no processo de desenvolvimento.</text:span> </text:p>
      <text:p text:style-name="P13"/>
      <text:p text:style-name="P9"><text:span text:style-name="T1">Os princípios SOLID reúnem cinco boas práticas para projetos Orientados a Objetos-OO</text:span><text:span text:style-name="T5">( alta coesão e baixo acoplamento:</text:span></text:p>
      <text:p text:style-name="P4"><text:span text:style-name="T20">SOLID</text:span></text:p>
      <text:p text:style-name="P5"><text:span text:style-name="Strong_20_Emphasis"><text:span text:style-name="T6">Single Responsibility Principle (SRP), ou, Princípio da Responsabilidade Única.</text:span></text:span><text:span text:style-name="T1"> Esse princípio diz que as classes devem ser coesas, ou seja, terem uma única responsabilidade. Classes assim tendem a ser mais reutilizáveis, mais simples, e propagam menos mudanças para o resto do sistema.</text:span></text:p>
      <text:p text:style-name="P5"><text:span text:style-name="Strong_20_Emphasis"><text:span text:style-name="T6">Open Closed Principle (OCP), ou Princípio do Aberto Fechado.</text:span></text:span><text:span text:style-name="T1"> Diz que as classes devem poder ter seu comportamento facilmente estendidas quando necessário, por meio de herança, interface e composição. Ao mesmo tempo, não deve ser necessário abrir a própria classe para realizar pequenas mudanças. No fim, o princípio diz que devemos ter boas abstrações espalhadas pelo sistema.</text:span></text:p>
      <text:p text:style-name="P5"><text:span text:style-name="Strong_20_Emphasis"><text:span text:style-name="T6">Liskov Substitution Principle (LSP), ou Príncipio da Substituição de Liskov.</text:span></text:span><text:span text:style-name="T1"> Esse princípio diz que precisamos ter cuidado para usar herança. Herança é um mecanismo poderoso, mas deve ser usado com parcimônia, evitando os casos de Gato-estende-Cachorro, apenas por possuírem algo em comum.</text:span></text:p>
      <text:p text:style-name="P5"><text:span text:style-name="Strong_20_Emphasis"><text:span text:style-name="T6">Interface Segregation Principle (ISP), ou Princípio da Segregação de Interfaces.</text:span></text:span><text:span text:style-name="T1"> Esse princípio diz que nossos módulos devem ser enxutos, ou seja, devem ter poucos comportamentos. Interfaces que tem muitos comportamentos geralmente acabam se espalhando por todo o sistema, dificultando manutenção.</text:span></text:p>
      <text:p text:style-name="P5"><text:span text:style-name="Strong_20_Emphasis"><text:span text:style-name="T6">Dependency Inversion Principle (DIP), ou Princípio da Inversão de Dependências.</text:span></text:span><text:span text:style-name="T1"> Esse princípio diz que devemos sempre depender de abstrações, afinal abstrações mudam menos e facilitam a mudança de comportamento e as futuras evoluções do código.</text:span></text:p>
      <text:p text:style-name="P9"><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9-12T23:19:28.996000000</dc:date>
    <meta:editing-duration>PT29M4S</meta:editing-duration>
    <meta:editing-cycles>1</meta:editing-cycles>
    <meta:document-statistic meta:table-count="0" meta:image-count="0" meta:object-count="0" meta:page-count="4" meta:paragraph-count="33" meta:word-count="913" meta:character-count="5970" meta:non-whitespace-character-count="5056"/>
  </office:meta>
</office:document-meta>
</file>